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sup>
        <mi>k</mi>
        <mn>2</mn>
      </msup>
      <mrow>
        <mo stretchy="false">(</mo>
        <mrow>
          <mi>q</mi>
        </mrow>
        <mo stretchy="false">)</mo>
      </mrow>
      <mrow>
        <mi/>
        <mo stretchy="false">=</mo>
        <mi/>
      </mrow>
      <mfrac>
        <mrow>
          <mn>2</mn>
          <mi>m</mi>
        </mrow>
        <msup>
          <mo stretchy="false">ℏ</mo>
          <mn>2</mn>
        </msup>
      </mfrac>
      <mrow>
        <mo stretchy="false">(</mo>
        <mrow>
          <msub>
            <mi>V</mi>
            <mn>0</mn>
          </msub>
          <mrow>
            <mi/>
            <mo stretchy="false">−</mo>
            <mi/>
          </mrow>
          <mrow>
            <mo stretchy="false">∣</mo>
            <mrow>
              <mi>E</mi>
            </mrow>
            <mo stretchy="false">∣</mo>
          </mrow>
        </mrow>
        <mo stretchy="false">)</mo>
      </mrow>
      <mrow>
        <mi/>
        <mo stretchy="false">&gt;</mo>
        <mi/>
      </mrow>
      <mn>0</mn>
    </mrow>
    <annotation encoding="StarMath 5.0">k^2 (q) `=`{2 m} over hbar ^2 (V_0 `-` lline E rline ) `&gt;` 0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09T16:06:19.078000000</meta:creation-date>
    <meta:generator>LibreOffice/4.1.4.2$Windows_x86 LibreOffice_project/0a0440ccc0227ad9829de5f46be37cfb6edcf72</meta:generator>
  </office:meta>
</office:document-meta>
</file>